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Helvetica"/>
    </style:style>
    <style:style style:name="P2" style:family="paragraph" style:parent-style-name="Text_20_body">
      <style:text-properties style:font-name="Helvetica"/>
    </style:style>
    <style:style style:name="P3" style:family="paragraph" style:parent-style-name="Text_20_body">
      <style:paragraph-properties fo:margin-top="0cm" fo:margin-bottom="0cm" loext:contextual-spacing="false"/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0_2117855322"/>w związku z tym prosimy o przygotowanie i przesłanie do środy, 29.04.2020 do godziny 12:30 następującego materiału:</text:p>
      <text:p text:style-name="P3">Celem zadania jest napisanie skryptu PHP do wystawiania faktur. Minimalna funkcjonalność:</text:p>
      <text:p text:style-name="P3">- wystawienie dokumentu dla klienta (dane podane w inputach z klawiatury)</text:p>
      <text:p text:style-name="P3">- przypisanie pozycji do faktury</text:p>
      <text:p text:style-name="P3">- nadanie numeru, daty,</text:p>
      <text:p text:style-name="P3">- lista wystawionych faktur</text:p>
      <text:p text:style-name="P2">- usuwanie faktur</text:p>
      <text:p text:style-name="P2">Do powyższej funkcjonalności można dopisać szereg usprawnień, wykorzystać dowolny framework. Każdy dodatkowy element jest atutem podczas oceny. Realizacja minimalnej funkcjonalności jest akceptowalna. Proszę pamiętać, że czytelność kodu także podlega ocenie.</text:p>
      <text:p text:style-name="P1">Jeśli z jakichś powodów nie chciałby Pan lub nie mógł przystąpić do wykonania zadania, bardzo prosimy o przesłanie informacji zwrotnej o takiej decyzji</text:p>
      <text:p text:style-name="Standard"><text:bookmark-end text:name="__DdeLink__20_21178553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8:27:03.284809667</meta:creation-date>
    <meta:print-date>2020-04-23T08:30:30.921091790</meta:print-date>
    <dc:date>2020-04-29T11:55:19.712312817</dc:date>
    <meta:editing-duration>PT3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08" meta:character-count="785" meta:non-whitespace-character-count="686"/>
  </office:meta>
</office:document-meta>
</file>